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lRuntimeUriResolver.resolve( String href , String ba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slRuntimeUriResolver.getResourceAsString( URI doc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slRuntimeUriResolver.XslRuntimeUriResolver( OXPath10Expression expr , URI baseResour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